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7.81pt"/>
    </style:style>
    <style:style style:name="co2" style:family="table-column">
      <style:table-column-properties fo:break-before="auto" style:column-width="136.86pt"/>
    </style:style>
    <style:style style:name="co3" style:family="table-column">
      <style:table-column-properties fo:break-before="auto" style:column-width="145.16pt"/>
    </style:style>
    <style:style style:name="co4" style:family="table-column">
      <style:table-column-properties fo:break-before="auto" style:column-width="115.31pt"/>
    </style:style>
    <style:style style:name="co5" style:family="table-column">
      <style:table-column-properties fo:break-before="auto" style:column-width="147.94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ug_20_report_20_for_20_app_20_PetsMee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9pt" fo:font-style="normal" fo:text-shadow="none" style:text-underline-style="none" fo:font-weight="bold" style:font-size-asian="19pt" style:font-style-asian="normal" style:font-weight-asian="bold" style:font-name-complex="Arial" style:font-size-complex="19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g report for app PetsM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Bug report for app PetsMeet</text:p>
          </table:table-cell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SUMMARY</text:p>
          </table:table-cell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STEPS TO REPRODUCE</text:p>
          </table:table-cell>
          <table:table-cell table:style-name="ce2" office:value-type="string" calcext:value-type="string">
            <text:p>ACTUAL</text:p>
          </table:table-cell>
          <table:table-cell table:style-name="ce2" office:value-type="string" calcext:value-type="string">
            <text:p>EXPEC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<text:a xlink:href="http://page.in/" xlink:type="simple">Pet Shops tab - user is not redirected to pet shops site after click on Pet Shops icon tab in Explore tab.
</text:a></text:p>
          </table:table-cell>
          <table:table-cell table:style-name="ce6" office:value-type="string" calcext:value-type="string">
            <text:p>User is registered on app PetsMeet</text:p>
          </table:table-cell>
          <table:table-cell table:style-name="ce4" office:value-type="string" calcext:value-type="string">
            <text:p>1. Go to Explore icon and click on it</text:p>
            <text:p>2. Click on icon Pet Shops</text:p>
            <text:p>3. Click on the first icon "Park za pse"</text:p>
            <text:p/>
          </table:table-cell>
          <table:table-cell table:style-name="ce4" office:value-type="string" calcext:value-type="string">
            <text:p>After click on icon "Park za pse", user stayed on the Pet Shops page.</text:p>
          </table:table-cell>
          <table:table-cell table:style-name="ce4" office:value-type="string" calcext:value-type="string">
            <text:p>The site www is opened in the browser and application is stayed in the background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://page.in/" xlink:type="simple">Pet Friendly tab - user is not redirected to the Pet friendly site after click on pet friendly icon tab.
</text:a></text:p>
          </table:table-cell>
          <table:table-cell table:style-name="ce4"/>
          <table:table-cell table:style-name="ce4" office:value-type="string" calcext:value-type="string">
            <text:p>1. Go to Explore icon and click on it</text:p>
            <text:p>2. Click on icon Pet Friendly</text:p>
            <text:p>3. Click on the first icon "Park za pse"</text:p>
            <text:p/>
          </table:table-cell>
          <table:table-cell table:style-name="ce4" office:value-type="string" calcext:value-type="string">
            <text:p>After click on icon "Park za pse", user stayed on the Pet Friendly page.</text:p>
          </table:table-cell>
          <table:table-cell table:style-name="ce4" office:value-type="string" calcext:value-type="string">
            <text:p>The site www is opened in the browser and application is stayed in the background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http://page.in/" xlink:type="simple">Groomers tab - user is not transferred to the Premium pet Batajnica site after click on its icon.
</text:a></text:p>
          </table:table-cell>
          <table:table-cell table:style-name="ce7"/>
          <table:table-cell table:style-name="ce4" office:value-type="string" calcext:value-type="string">
            <text:p>1. Go to icon Explore and click on it</text:p>
            <text:p>2. Click on Groomers in the part Explore our partners</text:p>
            <text:p>3. Click on the first icon Premium pet Batajnica</text:p>
          </table:table-cell>
          <table:table-cell table:style-name="ce4" office:value-type="string" calcext:value-type="string">
            <text:p>After click on icon "Premium pet Batajnica", user stayed on the Groomers page.</text:p>
          </table:table-cell>
          <table:table-cell table:style-name="ce4" office:value-type="string" calcext:value-type="string">
            <text:p>The site www is opened in the browser and application is stayed in the backgroun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ets tab - user is not transferred to the "Premium pet Batajnica" site after click on its icon.</text:p>
          </table:table-cell>
          <table:table-cell table:style-name="ce7"/>
          <table:table-cell table:style-name="ce4" office:value-type="string" calcext:value-type="string">
            <text:p>1. Go to icon Explore and click on it</text:p>
            <text:p>2. Click on Vets in the part Explore our partners</text:p>
            <text:p>3. Click on the first icon Premium pet Batajnica</text:p>
          </table:table-cell>
          <table:table-cell table:style-name="ce4" office:value-type="string" calcext:value-type="string">
            <text:p>After click on icon "Premium pet Batajnica", user stayed on the Vets page.</text:p>
          </table:table-cell>
          <table:table-cell table:style-name="ce4" office:value-type="string" calcext:value-type="string">
            <text:p>The site www is opened in the browser and application is stayed in the backgroun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doptions tab - user cannot see the list of pets for adoptioning.</text:p>
          </table:table-cell>
          <table:table-cell table:style-name="ce7"/>
          <table:table-cell table:style-name="ce4" office:value-type="string" calcext:value-type="string">
            <text:p>1. Go to icon Explore and click on it</text:p>
            <text:p>2. Click on Adoptions in the part Explore our partners</text:p>
            <text:p/>
          </table:table-cell>
          <table:table-cell table:style-name="ce4" office:value-type="string" calcext:value-type="string">
            <text:p>After click on icon "Premium pet Batajnica", user stayed on the Adoptions page.</text:p>
          </table:table-cell>
          <table:table-cell table:style-name="ce4" office:value-type="string" calcext:value-type="string">
            <text:p>User should be able to be informed from the list about all pets that are ready for adoption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g_20_report_20_for_20_app_20_PetsMeet" style:display-name="PageStyle_Bug report for app PetsM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" meta:object-count="0"/>
    <meta:generator>LibreOfficeDev/6.0.5.2$Linux_X86_64 LibreOffice_project/</meta:generator>
  </office:meta>
</office:document-meta>
</file>